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5.32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2" office:value-type="string" calcext:value-type="string">
            <text:p>Odds in 1 Roll</text:p>
          </table:table-cell>
          <table:table-cell table:style-name="ce2" office:value-type="string" calcext:value-type="string">
            <text:p>Payout Multiplier</text:p>
            <text:p>(Plus Keep Bet)</text:p>
          </table:table-cell>
          <table:table-cell table:style-name="ce2" office:value-type="string" calcext:value-type="string">
            <text:p>Odds in 5 Rolls</text:p>
          </table:table-cell>
          <table:table-cell table:style-name="ce2" office:value-type="string" calcext:value-type="string">
            <text:p>Payout Multiplier</text:p>
            <text:p>(Plus Keep Bet)</text:p>
          </table:table-cell>
          <table:table-cell table:style-name="ce2" office:value-type="string" calcext:value-type="string">
            <text:p>Odds in 7 Rolls</text:p>
          </table:table-cell>
          <table:table-cell table:style-name="ce2" office:value-type="string" calcext:value-type="string">
            <text:p>Payout Multiplier</text:p>
            <text:p>(Plus Keep Bet)</text:p>
          </table:table-cell>
          <table:table-cell table:style-name="ce2" office:value-type="string" calcext:value-type="string">
            <text:p>Odds in 10 Rolls</text:p>
          </table:table-cell>
          <table:table-cell table:style-name="ce2" office:value-type="string" calcext:value-type="string">
            <text:p>Payout Multiplier</text:p>
            <text:p>(Plus Keep Bet)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Farkle</text:p>
          </table:table-cell>
          <table:table-cell table:style-name="ce1" table:formula="of:=5/216" office:value-type="percentage" office:value="0.0231481481481481" calcext:value-type="percentage">
            <text:p>2.31%</text:p>
          </table:table-cell>
          <table:table-cell table:formula="of:=(1-[.C3])/[.C3]" office:value-type="float" office:value="42.2000000000001" calcext:value-type="float">
            <text:p>42.2000000000001</text:p>
          </table:table-cell>
          <table:table-cell table:style-name="ce1" table:formula="of:=1-POWER(1-[.$C3];5)" office:value-type="percentage" office:value="0.110504980442653" calcext:value-type="percentage">
            <text:p>11.05%</text:p>
          </table:table-cell>
          <table:table-cell table:style-name="ce2" table:formula="of:=(1-[.E3])/[.E3]" office:value-type="float" office:value="8.04936588373005" calcext:value-type="float">
            <text:p>8.04936588373005</text:p>
          </table:table-cell>
          <table:table-cell table:style-name="ce1" table:formula="of:=1-POWER(1-[.$C3];7)" office:value-type="percentage" office:value="0.151208681290453" calcext:value-type="percentage">
            <text:p>15.12%</text:p>
          </table:table-cell>
          <table:table-cell table:style-name="ce3" table:formula="of:=(1-[.G3])/[.G3]" office:value-type="float" office:value="5.6133769004911" calcext:value-type="float">
            <text:p>5.6133769004911</text:p>
          </table:table-cell>
          <table:table-cell table:style-name="ce1" table:formula="of:=1-POWER(1-[.$C3];10)" office:value-type="percentage" office:value="0.208798610182675" calcext:value-type="percentage">
            <text:p>20.88%</text:p>
          </table:table-cell>
          <table:table-cell table:style-name="ce2" table:formula="of:=(1-[.I3])/[.I3]" office:value-type="float" office:value="3.78930390927945" calcext:value-type="float">
            <text:p>3.789303909279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 of a Kind (or better)</text:p>
          </table:table-cell>
          <table:table-cell table:style-name="ce1" office:value-type="percentage" office:value="0.3737" calcext:value-type="percentage">
            <text:p>37.37%</text:p>
          </table:table-cell>
          <table:table-cell table:style-name="ce2" table:formula="of:=(1-[.C4])/[.C4]" office:value-type="float" office:value="1.67594327000268" calcext:value-type="float">
            <text:p>1.67594327000268</text:p>
          </table:table-cell>
          <table:table-cell table:style-name="ce1" table:formula="of:=1-POWER(1-[.$C4];5)" office:value-type="percentage" office:value="0.90363661250279" calcext:value-type="percentage">
            <text:p>90.36%</text:p>
          </table:table-cell>
          <table:table-cell table:formula="of:=(1-[.E4])/[.E4]" office:value-type="float" office:value="0.106639534259589" calcext:value-type="float">
            <text:p>0.106639534259589</text:p>
          </table:table-cell>
          <table:table-cell table:style-name="ce1" table:formula="of:=1-POWER(1-[.$C4];7)" office:value-type="percentage" office:value="0.962201298400094" calcext:value-type="percentage">
            <text:p>96.22%</text:p>
          </table:table-cell>
          <table:table-cell table:formula="of:=(1-[.G4])/[.G4]" office:value-type="float" office:value="0.039283569522049" calcext:value-type="float">
            <text:p>0.039283569522049</text:p>
          </table:table-cell>
          <table:table-cell table:style-name="ce1" table:formula="of:=1-POWER(1-[.$C4];10)" office:value-type="percentage" office:value="0.990714097550062" calcext:value-type="percentage">
            <text:p>99.07%</text:p>
          </table:table-cell>
          <table:table-cell table:formula="of:=(1-[.I4])/[.I4]" office:value-type="float" office:value="0.00937293864385407" calcext:value-type="float">
            <text:p>0.009372938643854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 of a Kind (or better)</text:p>
          </table:table-cell>
          <table:table-cell table:style-name="ce1" office:value-type="percentage" office:value="0.052212" calcext:value-type="percentage">
            <text:p>5.22%</text:p>
          </table:table-cell>
          <table:table-cell table:formula="of:=(1-[.C5])/[.C5]" office:value-type="float" office:value="18.1526852064659" calcext:value-type="float">
            <text:p>18.1526852064659</text:p>
          </table:table-cell>
          <table:table-cell table:style-name="ce1" table:formula="of:=1-POWER(1-[.$C5];5)" office:value-type="percentage" office:value="0.235185648312023" calcext:value-type="percentage">
            <text:p>23.52%</text:p>
          </table:table-cell>
          <table:table-cell table:style-name="ce2" table:formula="of:=(1-[.E5])/[.E5]" office:value-type="float" office:value="3.25196013097403" calcext:value-type="float">
            <text:p>3.25196013097403</text:p>
          </table:table-cell>
          <table:table-cell table:style-name="ce1" table:formula="of:=1-POWER(1-[.$C5];7)" office:value-type="percentage" office:value="0.312965667165082" calcext:value-type="percentage">
            <text:p>31.30%</text:p>
          </table:table-cell>
          <table:table-cell table:style-name="ce3" table:formula="of:=(1-[.G5])/[.G5]" office:value-type="float" office:value="2.19523866326374" calcext:value-type="float">
            <text:p>2.19523866326374</text:p>
          </table:table-cell>
          <table:table-cell table:style-name="ce1" table:formula="of:=1-POWER(1-[.$C5];10)" office:value-type="percentage" office:value="0.415059007452099" calcext:value-type="percentage">
            <text:p>41.51%</text:p>
          </table:table-cell>
          <table:table-cell table:style-name="ce3" table:formula="of:=(1-[.I5])/[.I5]" office:value-type="float" office:value="1.40929598453639" calcext:value-type="float">
            <text:p>1.409295984536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 6s (or better)</text:p>
          </table:table-cell>
          <table:table-cell table:style-name="ce1" office:value-type="percentage" office:value="0.0536" calcext:value-type="percentage">
            <text:p>5.36%</text:p>
          </table:table-cell>
          <table:table-cell table:formula="of:=(1-[.C6])/[.C6]" office:value-type="float" office:value="17.6567164179105" calcext:value-type="float">
            <text:p>17.6567164179105</text:p>
          </table:table-cell>
          <table:table-cell table:style-name="ce1" table:formula="of:=1-POWER(1-[.$C6];5)" office:value-type="percentage" office:value="0.240769479473187" calcext:value-type="percentage">
            <text:p>24.08%</text:p>
          </table:table-cell>
          <table:table-cell table:style-name="ce2" table:formula="of:=(1-[.E6])/[.E6]" office:value-type="float" office:value="3.15335034236083" calcext:value-type="float">
            <text:p>3.15335034236083</text:p>
          </table:table-cell>
          <table:table-cell table:style-name="ce1" table:formula="of:=1-POWER(1-[.$C6];7)" office:value-type="percentage" office:value="0.319977752357409" calcext:value-type="percentage">
            <text:p>32.00%</text:p>
          </table:table-cell>
          <table:table-cell table:style-name="ce3" table:formula="of:=(1-[.G6])/[.G6]" office:value-type="float" office:value="2.12521727724064" calcext:value-type="float">
            <text:p>2.12521727724064</text:p>
          </table:table-cell>
          <table:table-cell table:style-name="ce1" table:formula="of:=1-POWER(1-[.$C6];10)" office:value-type="percentage" office:value="0.423569016700585" calcext:value-type="percentage">
            <text:p>42.36%</text:p>
          </table:table-cell>
          <table:table-cell table:style-name="ce3" table:formula="of:=(1-[.I6])/[.I6]" office:value-type="float" office:value="1.3608903403501" calcext:value-type="float">
            <text:p>1.3608903403501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3 Pairs (or better)</text:p>
          </table:table-cell>
          <table:table-cell table:style-name="ce1" office:value-type="percentage" office:value="0.0386" calcext:value-type="percentage">
            <text:p>3.86%</text:p>
          </table:table-cell>
          <table:table-cell table:formula="of:=(1-[.C7])/[.C7]" office:value-type="float" office:value="24.9067357512953" calcext:value-type="float">
            <text:p>24.9067357512953</text:p>
          </table:table-cell>
          <table:table-cell table:style-name="ce1" table:formula="of:=1-POWER(1-[.$C7];5)" office:value-type="percentage" office:value="0.178664510347251" calcext:value-type="percentage">
            <text:p>17.87%</text:p>
          </table:table-cell>
          <table:table-cell table:style-name="ce2" table:formula="of:=(1-[.E7])/[.E7]" office:value-type="float" office:value="4.59708247629262" calcext:value-type="float">
            <text:p>4.59708247629262</text:p>
          </table:table-cell>
          <table:table-cell table:style-name="ce1" table:formula="of:=1-POWER(1-[.$C7];7)" office:value-type="percentage" office:value="0.24084785312228" calcext:value-type="percentage">
            <text:p>24.08%</text:p>
          </table:table-cell>
          <table:table-cell table:style-name="ce3" table:formula="of:=(1-[.G7])/[.G7]" office:value-type="float" office:value="3.15199881184863" calcext:value-type="float">
            <text:p>3.15199881184863</text:p>
          </table:table-cell>
          <table:table-cell table:style-name="ce1" table:formula="of:=1-POWER(1-[.$C7];10)" office:value-type="percentage" office:value="0.325408013436879" calcext:value-type="percentage">
            <text:p>32.54%</text:p>
          </table:table-cell>
          <table:table-cell table:style-name="ce3" table:formula="of:=(1-[.I7])/[.I7]" office:value-type="float" office:value="2.073065071257" calcext:value-type="float">
            <text:p>2.073065071257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Straight</text:p>
          </table:table-cell>
          <table:table-cell table:style-name="ce1" office:value-type="percentage" office:value="0.0154" calcext:value-type="percentage">
            <text:p>1.54%</text:p>
          </table:table-cell>
          <table:table-cell table:formula="of:=(1-[.C8])/[.C8]" office:value-type="float" office:value="63.9350649350649" calcext:value-type="float">
            <text:p>63.9350649350649</text:p>
          </table:table-cell>
          <table:table-cell table:style-name="ce1" table:formula="of:=1-POWER(1-[.$C8];5)" office:value-type="percentage" office:value="0.0746646422818428" calcext:value-type="percentage">
            <text:p>7.47%</text:p>
          </table:table-cell>
          <table:table-cell table:style-name="ce3" table:formula="of:=(1-[.E8])/[.E8]" office:value-type="float" office:value="12.3932202638194" calcext:value-type="float">
            <text:p>12.3932202638194</text:p>
          </table:table-cell>
          <table:table-cell table:style-name="ce1" table:formula="of:=1-POWER(1-[.$C8];7)" office:value-type="percentage" office:value="0.102945518766126" calcext:value-type="percentage">
            <text:p>10.29%</text:p>
          </table:table-cell>
          <table:table-cell table:style-name="ce3" table:formula="of:=(1-[.G8])/[.G8]" office:value-type="float" office:value="8.71387596066058" calcext:value-type="float">
            <text:p>8.71387596066058</text:p>
          </table:table-cell>
          <table:table-cell table:style-name="ce1" table:formula="of:=1-POWER(1-[.$C8];10)" office:value-type="percentage" office:value="0.14375447575661" calcext:value-type="percentage">
            <text:p>14.38%</text:p>
          </table:table-cell>
          <table:table-cell table:style-name="ce2" table:formula="of:=(1-[.I8])/[.I8]" office:value-type="float" office:value="5.95630514971301" calcext:value-type="float">
            <text:p>5.956305149713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 Triples (or better)</text:p>
          </table:table-cell>
          <table:table-cell table:style-name="ce1" office:value-type="percentage" office:value="0.0064" calcext:value-type="percentage">
            <text:p>0.64%</text:p>
          </table:table-cell>
          <table:table-cell table:formula="of:=(1-[.C9])/[.C9]" office:value-type="float" office:value="155.25" calcext:value-type="float">
            <text:p>155.25</text:p>
          </table:table-cell>
          <table:table-cell table:style-name="ce1" table:formula="of:=1-POWER(1-[.$C9];5)" office:value-type="percentage" office:value="0.0315930130621292" calcext:value-type="percentage">
            <text:p>3.16%</text:p>
          </table:table-cell>
          <table:table-cell table:style-name="ce3" table:formula="of:=(1-[.E9])/[.E9]" office:value-type="float" office:value="30.6525681812447" calcext:value-type="float">
            <text:p>30.6525681812447</text:p>
          </table:table-cell>
          <table:table-cell table:style-name="ce1" table:formula="of:=1-POWER(1-[.$C9];7)" office:value-type="percentage" office:value="0.043948956544749" calcext:value-type="percentage">
            <text:p>4.39%</text:p>
          </table:table-cell>
          <table:table-cell table:style-name="ce3" table:formula="of:=(1-[.G9])/[.G9]" office:value-type="float" office:value="21.7536687698557" calcext:value-type="float">
            <text:p>21.7536687698557</text:p>
          </table:table-cell>
          <table:table-cell table:style-name="ce1" table:formula="of:=1-POWER(1-[.$C9];10)" office:value-type="percentage" office:value="0.0621879076499146" calcext:value-type="percentage">
            <text:p>6.22%</text:p>
          </table:table-cell>
          <table:table-cell table:style-name="ce2" table:formula="of:=(1-[.I9])/[.I9]" office:value-type="float" office:value="15.0802966008999" calcext:value-type="float">
            <text:p>15.0802966008999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Turn the corner</text:p>
          </table:table-cell>
          <table:table-cell table:style-name="ce1" table:formula="of:=1/7" office:value-type="percentage" office:value="0.142857142857143" calcext:value-type="percentage">
            <text:p>14.29%</text:p>
          </table:table-cell>
          <table:table-cell table:formula="of:=(1-[.C10])/[.C10]" office:value-type="float" office:value="6" calcext:value-type="float">
            <text:p>6</text:p>
          </table:table-cell>
          <table:table-cell table:style-name="ce1" table:formula="of:=1-POWER(1-[.$C10];5)" office:value-type="percentage" office:value="0.537335633962039" calcext:value-type="percentage">
            <text:p>53.73%</text:p>
          </table:table-cell>
          <table:table-cell table:style-name="ce3" table:formula="of:=(1-[.E10])/[.E10]" office:value-type="float" office:value="0.861034215480014" calcext:value-type="float">
            <text:p>0.861034215480014</text:p>
          </table:table-cell>
          <table:table-cell table:style-name="ce1" table:formula="of:=1-POWER(1-[.$C10];7)" office:value-type="percentage" office:value="0.660083322910886" calcext:value-type="percentage">
            <text:p>66.01%</text:p>
          </table:table-cell>
          <table:table-cell table:style-name="ce3" table:formula="of:=(1-[.G10])/[.G10]" office:value-type="float" office:value="0.514960256214508" calcext:value-type="float">
            <text:p>0.514960256214508</text:p>
          </table:table-cell>
          <table:table-cell table:style-name="ce1" table:formula="of:=1-POWER(1-[.$C10];10)" office:value-type="percentage" office:value="0.785941684398692" calcext:value-type="percentage">
            <text:p>78.59%</text:p>
          </table:table-cell>
          <table:table-cell table:style-name="ce3" table:formula="of:=(1-[.I10])/[.I10]" office:value-type="float" office:value="0.272359031020323" calcext:value-type="float">
            <text:p>0.272359031020323</text:p>
          </table:table-cell>
          <table:table-cell table:style-name="ce7" office:value-type="string" calcext:value-type="string">
            <text:p>Hard to say odds on this. People try less with bets on the table. This is a mirror bet vs wiping the board. The roller will have incentive to go for it if they bet it. Making payout a little weak as roller affects the outcome.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8:41:34.377147330</meta:creation-date>
    <dc:date>2023-12-10T19:41:20.812067614</dc:date>
    <meta:editing-duration>PT15H17M23S</meta:editing-duration>
    <meta:editing-cycles>11</meta:editing-cycles>
    <meta:generator>LibreOffice/7.3.7.2$Linux_X86_64 LibreOffice_project/30$Build-2</meta:generator>
    <meta:document-statistic meta:table-count="1" meta:cell-count="82" meta:object-count="0"/>
  </office:meta>
</office:document-meta>
</file>